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rs. M. Reinhar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4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<text:span text:style-name="T2">da</text:span><text:span text:style-name="T3"> March 24 1891/</text:span></text:p>
      <text:p text:style-name="P2"><text:span text:style-name="T3">Rev</text:span><text:span text:style-name="T2">nd</text:span><text:span text:style-name="T3"> S Morais/</text:span></text:p>
      <text:p text:style-name="P2"><text:span text:style-name="T3"><text:tab/>Dear Sir/</text:span></text:p>
      <text:p text:style-name="P2"><text:span text:style-name="T3">Allow me to congratulate you/ on your 40th anniversary. <text:s/>I intended/ coming in person but I got an/ attack of Sciatica which prevented/ me for so doing also allow/ me to congratulate you on/ your daughters engagement/ hoping you may live many/ more years to come in health/ and Hapiness[sic!]/ from your friend/ Mrs M. Reinhard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3:01:37.21</meta:creation-date>
    <dc:date>2011-11-22T13:03:55.39</dc:date>
    <dc:creator>Penn Libraries</dc:creator>
    <meta:editing-duration>PT00H02M1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30" meta:character-count="1640"/>
  </office:meta>
</office:document-meta>
</file>